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JQuery:</text:span> Estás cargando dos versiones de JQuery. Esto puede causar conflictos y no es necesario cargar ambas. Puedes eliminar una de ella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9:13:56.629000000</meta:creation-date>
    <dc:date>2023-09-06T21:06:22.472000000</dc:date>
    <meta:editing-duration>PT1H52M27S</meta:editing-duration>
    <meta:editing-cycles>1</meta:editing-cycles>
    <meta:document-statistic meta:table-count="0" meta:image-count="0" meta:object-count="0" meta:page-count="1" meta:paragraph-count="1" meta:word-count="22" meta:character-count="139" meta:non-whitespace-character-count="117"/>
    <meta:generator>LibreOffice/7.4.1.2$Windows_X86_64 LibreOffice_project/3c58a8f3a960df8bc8fd77b461821e42c061c5f0</meta:generator>
  </office:meta>
</office:document-meta>
</file>